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27in"/>
    </style:style>
    <style:style style:name="co3" style:family="table-column">
      <style:table-column-properties fo:break-before="auto" style:column-width="1.29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con-day</text:p>
          </table:table-cell>
          <table:table-cell office:value-type="string" calcext:value-type="string">
            <text:p>icon-night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clear sky </text:p>
          </table:table-cell>
          <table:table-cell table:style-name="ce1" office:value-type="string" calcext:value-type="string">
            <text:p><text:a xlink:href="file:///01d.png" xlink:type="simple">file:01d.png</text:a></text:p>
          </table:table-cell>
          <table:table-cell table:style-name="ce1" office:value-type="string" calcext:value-type="string">
            <text:p>file:01n.png </text:p>
          </table:table-cell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few clouds </text:p>
          </table:table-cell>
          <table:table-cell table:style-name="ce1" office:value-type="string" calcext:value-type="string">
            <text:p><text:a xlink:href="file:///02d.png" xlink:type="simple">file:02d.png</text:a></text:p>
          </table:table-cell>
          <table:table-cell table:style-name="ce1" office:value-type="string" calcext:value-type="string">
            <text:p>file:02n.png </text:p>
          </table:table-cell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scattered clouds </text:p>
          </table:table-cell>
          <table:table-cell table:style-name="ce1" office:value-type="string" calcext:value-type="string">
            <text:p><text:a xlink:href="file:///03d.png" xlink:type="simple">file:03d.png</text:a></text:p>
          </table:table-cell>
          <table:table-cell table:style-name="ce1" office:value-type="string" calcext:value-type="string">
            <text:p>file:03d.png </text:p>
          </table:table-cell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broken clouds </text:p>
          </table:table-cell>
          <table:table-cell table:style-name="ce1" office:value-type="string" calcext:value-type="string">
            <text:p><text:a xlink:href="file:///04d.png" xlink:type="simple">file:04d.png</text:a></text:p>
          </table:table-cell>
          <table:table-cell table:style-name="ce1" office:value-type="string" calcext:value-type="string">
            <text:p>file:03d.png 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overcast clouds </text:p>
          </table:table-cell>
          <table:table-cell table:style-name="ce1" office:value-type="string" calcext:value-type="string">
            <text:p><text:a xlink:href="file:///04d.png" xlink:type="simple">file:04d.png</text:a></text:p>
          </table:table-cell>
          <table:table-cell table:style-name="ce1" office:value-type="string" calcext:value-type="string">
            <text:p>file:04d.png 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thunderstorm with light rain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thunderstorm with rain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thunderstorm with heavy rain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light thunderstorm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thunderstorm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heavy thunderstorm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ragged thunderstorm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thunderstorm with light drizzle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thunderstorm with drizzle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thunderstorm with heavy drizzle </text:p>
          </table:table-cell>
          <table:table-cell table:style-name="ce1" office:value-type="string" calcext:value-type="string">
            <text:p>file:11d.png </text:p>
          </table:table-cell>
          <table:table-cell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light intensity 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heavy intensity 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light intensity drizzle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drizzle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heavy intensity drizzle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shower rain and 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heavy shower rain and 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shower drizzle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light rain </text:p>
          </table:table-cell>
          <table:table-cell table:style-name="ce1" office:value-type="string" calcext:value-type="string">
            <text:p>file:10d.png </text:p>
          </table:table-cell>
          <table:table-cell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moderate rain </text:p>
          </table:table-cell>
          <table:table-cell table:style-name="ce1" office:value-type="string" calcext:value-type="string">
            <text:p>file:10d.png </text:p>
          </table:table-cell>
          <table:table-cell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string" calcext:value-type="string">
            <text:p>heavy intensity rain </text:p>
          </table:table-cell>
          <table:table-cell table:style-name="ce1" office:value-type="string" calcext:value-type="string">
            <text:p>file:10d.png </text:p>
          </table:table-cell>
          <table:table-cell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very heavy rain </text:p>
          </table:table-cell>
          <table:table-cell table:style-name="ce1" office:value-type="string" calcext:value-type="string">
            <text:p>file:10d.png </text:p>
          </table:table-cell>
          <table:table-cell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extreme rain </text:p>
          </table:table-cell>
          <table:table-cell table:style-name="ce1" office:value-type="string" calcext:value-type="string">
            <text:p>file:10d.png </text:p>
          </table:table-cell>
          <table:table-cell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freezing rain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light intensity shower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shower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heavy intensity shower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string" calcext:value-type="string">
            <text:p>ragged shower rain </text:p>
          </table:table-cell>
          <table:table-cell table:style-name="ce1" office:value-type="string" calcext:value-type="string">
            <text:p>file:09d.png </text:p>
          </table:table-cell>
          <table:table-cell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light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heavy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sleet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shower sleet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light rain and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rain and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light shower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shower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heavy shower snow </text:p>
          </table:table-cell>
          <table:table-cell table:style-name="ce1" office:value-type="string" calcext:value-type="string">
            <text:p>file:13d.png </text:p>
          </table:table-cell>
          <table:table-cell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string" calcext:value-type="string">
            <text:p>mist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smoke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haze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sand, dust whirls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fog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sand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dust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volcanic ash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squalls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tornado </text:p>
          </table:table-cell>
          <table:table-cell table:style-name="ce1" office:value-type="string" calcext:value-type="string">
            <text:p>file:50d.png </text:p>
          </table:table-cell>
          <table:table-cell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tornado </text:p>
          </table:table-cell>
          <table:table-cell table:number-columns-repeated="2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string" calcext:value-type="string">
            <text:p>tropical storm </text:p>
          </table:table-cell>
          <table:table-cell table:number-columns-repeated="2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string" calcext:value-type="string">
            <text:p>hurricane </text:p>
          </table:table-cell>
          <table:table-cell table:number-columns-repeated="2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string" calcext:value-type="string">
            <text:p>cold </text:p>
          </table:table-cell>
          <table:table-cell table:number-columns-repeated="2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hot </text:p>
          </table:table-cell>
          <table:table-cell table:number-columns-repeated="2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string" calcext:value-type="string">
            <text:p>windy </text:p>
          </table:table-cell>
          <table:table-cell table:number-columns-repeated="2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hail </text:p>
          </table:table-cell>
          <table:table-cell table:number-columns-repeated="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calm </text:p>
          </table:table-cell>
          <table:table-cell table:number-columns-repeated="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string" calcext:value-type="string">
            <text:p>light breeze </text:p>
          </table:table-cell>
          <table:table-cell table:number-columns-repeated="2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string" calcext:value-type="string">
            <text:p>gentle breeze </text:p>
          </table:table-cell>
          <table:table-cell table:number-columns-repeated="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moderate breeze </text:p>
          </table:table-cell>
          <table:table-cell table:number-columns-repeated="2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fresh breeze </text:p>
          </table:table-cell>
          <table:table-cell table:number-columns-repeated="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string" calcext:value-type="string">
            <text:p>strong breeze </text:p>
          </table:table-cell>
          <table:table-cell table:number-columns-repeated="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string" calcext:value-type="string">
            <text:p>high wind, near gale </text:p>
          </table:table-cell>
          <table:table-cell table:number-columns-repeated="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string" calcext:value-type="string">
            <text:p>gale </text:p>
          </table:table-cell>
          <table:table-cell table:number-columns-repeated="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string" calcext:value-type="string">
            <text:p>severe gale </text:p>
          </table:table-cell>
          <table:table-cell table:number-columns-repeated="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storm </text:p>
          </table:table-cell>
          <table:table-cell table:number-columns-repeated="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string" calcext:value-type="string">
            <text:p>violent storm </text:p>
          </table:table-cell>
          <table:table-cell table:number-columns-repeated="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string" calcext:value-type="string">
            <text:p>hurricane </text:p>
          </table:table-cell>
          <table:table-cell table:number-columns-repeated="2"/>
        </table:table-row>
        <table:table-row table:style-name="ro2" table:number-rows-repeated="104849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range table:name="Additional" table:base-cell-address="$Sheet1.$A$75" table:cell-range-address="$Sheet1.$A$65"/>
        <table:named-range table:name="Atmosphere" table:base-cell-address="$Sheet1.$A$47" table:cell-range-address="$Sheet1.$A$46"/>
        <table:named-range table:name="Clouds" table:base-cell-address="$Sheet1.$A$59" table:cell-range-address="$Sheet1.$A$56"/>
        <table:named-range table:name="Drizzle" table:base-cell-address="$Sheet1.$A$12" table:cell-range-address="$Sheet1.$A$17"/>
        <table:named-range table:name="Extreme" table:base-cell-address="$Sheet1.$A$66" table:cell-range-address="$Sheet1.$A$56"/>
        <table:named-range table:name="Rain" table:base-cell-address="$Sheet1.$A$23" table:cell-range-address="$Sheet1.$A$26"/>
        <table:named-range table:name="Snow" table:base-cell-address="$Sheet1.$A$35" table:cell-range-address="$Sheet1.$A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zia Lutz</meta:initial-creator>
    <meta:creation-date>2015-09-07T13:24:17.305781000</meta:creation-date>
    <dc:date>2015-09-07T13:30:47.441890000</dc:date>
    <dc:creator>Patrizia Lutz</dc:creator>
    <meta:editing-duration>P0D</meta:editing-duration>
    <meta:editing-cycles>1</meta:editing-cycles>
    <meta:document-statistic meta:table-count="1" meta:cell-count="0" meta:object-count="0"/>
    <meta:generator>LibreOffice/4.2.0.4$MacOSX_X86_64 LibreOffice_project/05dceb5d363845f2cf968344d7adab8dcfb2ba71</meta:generator>
  </office:meta>
</office:document-meta>
</file>